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203cm" draw:shadow-offset-y="0cm" draw:shadow-color="#000000"/>
    </style:style>
    <style:style style:name="gr4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8cm" fo:min-width="6.014cm"/>
      <style:paragraph-properties style:writing-mode="lr-tb"/>
    </style:style>
    <style:style style:name="gr6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94cm" fo:padding-top="0.137cm" fo:padding-bottom="0.137cm" fo:padding-left="0.262cm" fo:padding-right="0.262cm"/>
      <style:paragraph-properties style:writing-mode="lr-tb"/>
    </style:style>
    <style:style style:name="gr7" style:family="graphic" style:parent-style-name="objectwithoutfill">
      <style:graphic-properties svg:stroke-width="0.051cm" svg:stroke-color="#000000" draw:marker-start-width="0.344cm" draw:marker-end-width="0.344cm" draw:fill="none" draw:textarea-vertical-align="middle" fo:padding-top="0.15cm" fo:padding-bottom="0.15cm" fo:padding-left="0.275cm" fo:padding-right="0.275cm" draw:shadow="visible" draw:shadow-offset-x="-0.152cm" draw:shadow-offset-y="0cm" draw:shadow-color="#000000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601cm"/>
      <style:paragraph-properties style:writing-mode="lr-tb"/>
    </style:style>
    <style:style style:name="gr9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624cm" fo:min-width="0.374cm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01cm"/>
      <style:paragraph-properties style:writing-mode="lr-tb"/>
    </style:style>
    <style:style style:name="gr11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12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13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0.247cm" fo:padding-top="0.137cm" fo:padding-bottom="0.137cm" fo:padding-left="0.262cm" fo:padding-right="0.26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5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3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6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5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0.78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3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36cm"/>
      <style:paragraph-properties style:writing-mode="lr-tb"/>
    </style:style>
    <style:style style:name="gr22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893cm" fo:min-width="0.643cm" fo:padding-top="0.137cm" fo:padding-bottom="0.137cm" fo:padding-left="0.262cm" fo:padding-right="0.26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2.62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55cm"/>
      <style:paragraph-properties style:writing-mode="lr-tb"/>
    </style:style>
    <style:style style:name="gr25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89cm" fo:padding-top="0.137cm" fo:padding-bottom="0.137cm" fo:padding-left="0.262cm" fo:padding-right="0.26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47cm"/>
      <style:paragraph-properties style:writing-mode="lr-tb"/>
    </style:style>
    <style:style style:name="gr27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0.579cm" fo:padding-top="0.137cm" fo:padding-bottom="0.137cm" fo:padding-left="0.262cm" fo:padding-right="0.262cm"/>
      <style:paragraph-properties style:writing-mode="lr-tb"/>
    </style:style>
    <style:style style:name="gr28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2.778cm" fo:padding-top="0.137cm" fo:padding-bottom="0.137cm" fo:padding-left="0.262cm" fo:padding-right="0.262cm"/>
      <style:paragraph-properties style:writing-mode="lr-tb"/>
    </style:style>
    <style:style style:name="gr29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0.866cm" fo:padding-top="0.137cm" fo:padding-bottom="0.137cm" fo:padding-left="0.262cm" fo:padding-right="0.26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6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0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.658cm"/>
      <style:paragraph-properties style:writing-mode="lr-tb"/>
    </style:style>
    <style:style style:name="gr33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34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3.54cm" fo:padding-top="0.137cm" fo:padding-bottom="0.137cm" fo:padding-left="0.262cm" fo:padding-right="0.26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2cm" fo:min-width="1.336cm"/>
      <style:paragraph-properties style:writing-mode="lr-tb"/>
    </style:style>
    <style:style style:name="gr36" style:family="graphic" style:parent-style-name="objectwithoutfill">
      <style:graphic-properties draw:stroke="dash" draw:stroke-dash="Ultrafine_20_Dotted_20__28_var_29_" svg:stroke-width="0.102cm" svg:stroke-color="#000000" draw:marker-start-width="0.508cm" draw:marker-end-width="0.508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0.83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802cm"/>
      <style:paragraph-properties style:writing-mode="lr-tb"/>
    </style:style>
    <style:style style:name="gr39" style:family="graphic" style:parent-style-name="objectwithoutfill">
      <style:graphic-properties svg:stroke-width="0.051cm" svg:stroke-color="#000000" draw:marker-start-width="0.356cm" draw:marker-end-width="0.356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40" style:family="graphic" style:parent-style-name="objectwithoutfill">
      <style:graphic-properties svg:stroke-width="0.025cm" svg:stroke-color="#000000" draw:marker-start-width="0.266cm" draw:marker-end-width="0.266cm" draw:fill="none" draw:textarea-vertical-align="middle" fo:padding-top="0.137cm" fo:padding-bottom="0.137cm" fo:padding-left="0.262cm" fo:padding-right="0.262cm" draw:shadow="hidden" draw:shadow-offset-x="0.102cm" draw:shadow-offset-y="0.102cm" draw:shadow-color="#000000"/>
    </style:style>
    <style:style style:name="gr41" style:family="graphic" style:parent-style-name="objectwithoutfill">
      <style:graphic-properties draw:stroke="dash" draw:stroke-dash="Ultrafine_20_Dotted_20__28_var_29_" svg:stroke-width="0.102cm" svg:stroke-color="#000000" draw:marker-start-width="0.509cm" draw:marker-end-width="0.509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5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22cm"/>
      <style:paragraph-properties style:writing-mode="lr-tb"/>
    </style:style>
    <style:style style:name="gr44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3.413cm" fo:padding-top="0.137cm" fo:padding-bottom="0.137cm" fo:padding-left="0.262cm" fo:padding-right="0.262cm"/>
      <style:paragraph-properties style:writing-mode="lr-tb"/>
    </style:style>
    <style:style style:name="gr45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14.275cm" fo:padding-top="0.137cm" fo:padding-bottom="0.137cm" fo:padding-left="0.262cm" fo:padding-right="0.262cm" style:protect="position siz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03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92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264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72cm"/>
      <style:paragraph-properties style:writing-mode="lr-tb"/>
    </style:style>
    <style:style style:name="gr51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2.981cm" fo:padding-top="0.137cm" fo:padding-bottom="0.137cm" fo:padding-left="0.262cm" fo:padding-right="0.26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cfe7f5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-color="#cfe7f5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 style:writing-mode="lr-tb"/>
    </style:style>
    <style:style style:name="P11" style:family="paragraph">
      <style:paragraph-properties fo:text-align="start">
        <style:tab-stops/>
      </style:paragraph-properties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ICE Equipment" draw:style-name="dp1" draw:master-page-name="Default">
        <draw:connector draw:style-name="gr1" draw:text-style-name="P1" draw:layer="layout" draw:type="line" svg:x1="15.693cm" svg:y1="9.364cm" svg:x2="15.932cm" svg:y2="6.717cm" svg:d="M15693 9364l239-2647" svg:viewBox="0 0 240 2648">
          <text:p/>
        </draw:connector>
        <draw:connector draw:style-name="gr1" draw:text-style-name="P1" draw:layer="layout" draw:type="line" svg:x1="15.492cm" svg:y1="9.363cm" svg:x2="15.731cm" svg:y2="6.716cm" svg:d="M15492 9363l239-2647" svg:viewBox="0 0 240 2648">
          <text:p/>
        </draw:connector>
        <draw:connector draw:style-name="gr2" draw:text-style-name="P1" draw:layer="layout" draw:type="line" svg:x1="19.692cm" svg:y1="9.357cm" svg:x2="22.005cm" svg:y2="1.857cm" draw:end-shape="id1" draw:end-glue-point="7" svg:d="M19692 9357l2313-7500" svg:viewBox="0 0 2314 7501">
          <text:p/>
        </draw:connector>
        <draw:connector draw:style-name="gr3" draw:text-style-name="P1" draw:layer="layout" draw:type="line" svg:x1="5.33cm" svg:y1="1.912cm" svg:x2="10.591cm" svg:y2="9.362cm" draw:start-shape="id2" draw:start-glue-point="8" draw:end-shape="id3" draw:end-glue-point="4" svg:d="M5330 1912l5261 7450" svg:viewBox="0 0 5262 7451">
          <text:p/>
        </draw:connector>
        <draw:connector draw:style-name="gr4" draw:text-style-name="P1" draw:layer="layout" draw:type="line" svg:x1="19.631cm" svg:y1="12.339cm" svg:x2="19.631cm" svg:y2="9.812cm" draw:start-shape="id4" draw:start-glue-point="8" svg:d="M19631 12339v-2527" svg:viewBox="0 0 1 2528">
          <text:p/>
        </draw:connector>
        <draw:connector draw:style-name="gr4" draw:text-style-name="P1" draw:layer="layout" draw:type="line" svg:x1="19.631cm" svg:y1="14.446cm" svg:x2="19.631cm" svg:y2="17.891cm" draw:start-shape="id5" draw:start-glue-point="8" draw:end-shape="id6" draw:end-glue-point="0" svg:d="M19631 14446v3445" svg:viewBox="0 0 1 3446">
          <text:p/>
        </draw:connector>
        <draw:frame draw:style-name="gr5" draw:text-style-name="P3" draw:layer="layout" svg:width="6.514cm" svg:height="2.228cm" svg:x="20.653cm" svg:y="18.408cm">
          <draw:text-box>
            <text:p text:style-name="P2">MICE Equipment</text:p>
            <text:p text:style-name="P2">w/ Remote Switches</text:p>
            <text:p text:style-name="P2"><text:span text:style-name="T1"><text:date style:data-style-name="D5" text:date-value="2021-09-19">Sep 19, 2021</text:date></text:span><text:span text:style-name="T1"><text:s/>- micemn.net</text:span></text:p>
          </draw:text-box>
        </draw:frame>
        <draw:custom-shape draw:style-name="gr6" draw:text-style-name="P5" draw:layer="layout" svg:width="5.918cm" svg:height="1.295cm" svg:x="5.197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w/ 4 SFP 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17.054cm" svg:y1="9.688cm" svg:x2="17.031cm" svg:y2="15.367cm" draw:end-shape="id7" draw:end-glue-point="0" svg:d="M17054 9688l-23 5679" svg:viewBox="0 0 24 5680">
          <text:p/>
        </draw:connector>
        <draw:connector draw:style-name="gr2" draw:text-style-name="P1" draw:layer="layout" draw:type="line" svg:x1="11.115cm" svg:y1="16.114cm" svg:x2="14.075cm" svg:y2="16.114cm" svg:d="M11115 16114h2960" svg:viewBox="0 0 2961 1">
          <text:p/>
        </draw:connector>
        <draw:connector draw:style-name="gr2" draw:text-style-name="P1" draw:layer="layout" draw:type="line" svg:x1="11.115cm" svg:y1="15.914cm" svg:x2="14.075cm" svg:y2="15.914cm" svg:d="M11115 15914h2960" svg:viewBox="0 0 2961 1">
          <text:p/>
        </draw:connector>
        <draw:frame draw:style-name="gr8" draw:text-style-name="P7" draw:layer="layout" svg:width="3.101cm" svg:height="1.039cm" svg:x="11.022cm" svg:y="16.08cm">
          <draw:text-box>
            <text:p text:style-name="P6"><text:span text:style-name="T2">Juniper Stacking</text:span></text:p>
            <text:p text:style-name="P6"><text:span text:style-name="T2">Cables</text:span></text:p>
          </draw:text-box>
        </draw:frame>
        <draw:custom-shape draw:style-name="gr9" draw:text-style-name="P8" xml:id="id4" draw:id="id4" draw:layer="layout" svg:width="1.27cm" svg:height="1.27cm" svg:x="18.996cm" svg:y="11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3.101cm" svg:height="0.645cm" svg:x="20.092cm" svg:y="11.382cm">
          <draw:text-box>
            <text:p text:style-name="P6"><text:span text:style-name="T2">Route Server #2</text:span></text:p>
          </draw:text-box>
        </draw:frame>
        <draw:custom-shape draw:style-name="gr9" draw:text-style-name="P8" xml:id="id5" draw:id="id5" draw:layer="layout" svg:width="1.27cm" svg:height="1.27cm" svg:x="18.996cm" svg:y="13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3.101cm" svg:height="0.645cm" svg:x="20.092cm" svg:y="13.489cm">
          <draw:text-box>
            <text:p text:style-name="P6"><text:span text:style-name="T2">Route Server #1</text:span></text:p>
          </draw:text-box>
        </draw:frame>
        <draw:connector draw:style-name="gr2" draw:text-style-name="P1" draw:layer="layout" draw:type="line" svg:x1="8.591cm" svg:y1="9.362cm" svg:x2="3.43cm" svg:y2="1.912cm" draw:start-shape="id8" draw:start-glue-point="4" draw:end-shape="id9" draw:end-glue-point="8" svg:d="M8591 9362l-5161-7450" svg:viewBox="0 0 5162 7451">
          <text:p/>
        </draw:connector>
        <draw:connector draw:style-name="gr11" draw:text-style-name="P1" draw:layer="layout" draw:type="line" svg:x1="11.03cm" svg:y1="1.912cm" svg:x2="12.591cm" svg:y2="9.362cm" draw:start-shape="id10" draw:start-glue-point="8" draw:end-shape="id11" draw:end-glue-point="4" svg:d="M11030 1912l1561 7450" svg:viewBox="0 0 1562 7451">
          <text:p/>
        </draw:connector>
        <draw:custom-shape draw:style-name="gr12" draw:text-style-name="P6" xml:id="id10" draw:id="id10" draw:layer="layout" svg:width="0.635cm" svg:height="0.381cm" svg:x="10.7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2" draw:id="id2" draw:layer="layout" svg:width="0.635cm" svg:height="0.381cm" svg:x="5.0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9" draw:id="id9" draw:layer="layout" svg:width="0.635cm" svg:height="0.381cm" svg:x="3.1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089cm" svg:height="0.381cm" svg:x="7.76cm" svg:y="5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1.658cm" svg:height="0.963cm" svg:x="8.636cm" svg:y="8.066cm">
          <draw:text-box>
            <text:p text:style-name="P6"><text:span text:style-name="T3">E4/48</text:span></text:p>
            <text:p text:style-name="P6"><text:span text:style-name="T3">E5/48</text:span></text:p>
          </draw:text-box>
        </draw:frame>
        <draw:frame draw:style-name="gr15" draw:text-style-name="P7" draw:layer="layout" svg:width="1.836cm" svg:height="0.607cm" svg:x="6.799cm" svg:y="8.369cm">
          <draw:text-box>
            <text:p text:style-name="P6"><text:span text:style-name="T3">E4/37</text:span></text:p>
          </draw:text-box>
        </draw:frame>
        <draw:frame draw:style-name="gr16" draw:text-style-name="P7" draw:layer="layout" svg:width="1.069cm" svg:height="0.607cm" svg:x="8.601cm" svg:y="5.941cm">
          <draw:text-box>
            <text:p text:style-name="P6"><text:span text:style-name="T3">Po9</text:span></text:p>
          </draw:text-box>
        </draw:frame>
        <draw:frame draw:style-name="gr17" draw:text-style-name="P7" draw:layer="layout" svg:width="1.675cm" svg:height="0.607cm" svg:x="19.467cm" svg:y="10.119cm">
          <draw:text-box>
            <text:p text:style-name="P6"><text:span text:style-name="T3">E4/1</text:span></text:p>
          </draw:text-box>
        </draw:frame>
        <draw:frame draw:style-name="gr18" draw:text-style-name="P7" draw:layer="layout" svg:width="1.852cm" svg:height="0.607cm" svg:x="19.466cm" svg:y="14.818cm">
          <draw:text-box>
            <text:p text:style-name="P6"><text:span text:style-name="T3">ge-0/0/1</text:span></text:p>
          </draw:text-box>
        </draw:frame>
        <draw:frame draw:style-name="gr19" draw:text-style-name="P3" draw:layer="layout" svg:width="1.281cm" svg:height="1.675cm" svg:x="0.955cm" svg:y="18.962cm">
          <draw:text-box>
            <text:p text:style-name="P2"><text:span text:style-name="T3">100G</text:span><text:span text:style-name="T3"><text:line-break/></text:span><text:span text:style-name="T3">40G</text:span></text:p>
            <text:p text:style-name="P2"><text:span text:style-name="T3">10G</text:span><text:span text:style-name="T3"><text:line-break/></text:span><text:span text:style-name="T3">1G</text:span></text:p>
          </draw:text-box>
        </draw:frame>
        <draw:frame draw:style-name="gr20" draw:text-style-name="P7" draw:layer="layout" svg:width="1.035cm" svg:height="0.607cm" svg:x="16.02cm" svg:y="12.985cm">
          <draw:text-box>
            <text:p text:style-name="P6"><text:span text:style-name="T3">ae0</text:span></text:p>
          </draw:text-box>
        </draw:frame>
        <draw:frame draw:style-name="gr21" draw:text-style-name="P10" draw:layer="layout" svg:width="1.836cm" svg:height="0.963cm" svg:x="15.7cm" svg:y="10.119cm">
          <draw:text-box>
            <text:p text:style-name="P9"><text:span text:style-name="T3">E4/47</text:span></text:p>
            <text:p text:style-name="P9"><text:span text:style-name="T3">E5/47</text:span></text:p>
          </draw:text-box>
        </draw:frame>
        <draw:frame draw:style-name="gr14" draw:text-style-name="P7" draw:layer="layout" svg:width="1.658cm" svg:height="0.963cm" svg:x="15.366cm" svg:y="14.519cm">
          <draw:text-box>
            <text:p text:style-name="P6"><text:span text:style-name="T3">xe-0/1/0</text:span></text:p>
            <text:p text:style-name="P6"><text:span text:style-name="T3">xe-0/1/2</text:span></text:p>
          </draw:text-box>
        </draw:frame>
        <draw:custom-shape draw:style-name="gr22" draw:text-style-name="P8" xml:id="id6" draw:id="id6" draw:layer="layout" svg:width="1.143cm" svg:height="1.143cm" svg:x="19.06cm" svg:y="17.891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1.852cm" svg:height="0.607cm" svg:x="19.466cm" svg:y="16.57cm">
          <draw:text-box>
            <text:p text:style-name="P6"><text:span text:style-name="T3">ge-0/0/0</text:span></text:p>
          </draw:text-box>
        </draw:frame>
        <draw:frame draw:style-name="gr23" draw:text-style-name="P3" draw:layer="layout" svg:width="3.125cm" svg:height="1.063cm" svg:x="16.493cm" svg:y="18.09cm">
          <draw:text-box>
            <text:p text:style-name="P2"><text:span text:style-name="T2">Looking Glass</text:span></text:p>
            <text:p text:style-name="P2"><text:span text:style-name="T2">lg.micemn.net</text:span></text:p>
          </draw:text-box>
        </draw:frame>
        <draw:frame draw:style-name="gr24" draw:text-style-name="P7" draw:layer="layout" svg:width="3.855cm" svg:height="0.645cm" svg:x="0.936cm" svg:y="9.23cm">
          <draw:text-box>
            <text:p text:style-name="P6"><text:span text:style-name="T2">core-sw0.micemn.net</text:span></text:p>
          </draw:text-box>
        </draw:frame>
        <draw:frame draw:style-name="gr24" draw:text-style-name="P7" draw:layer="layout" svg:width="3.855cm" svg:height="0.645cm" svg:x="0.937cm" svg:y="15.692cm">
          <draw:text-box>
            <text:p text:style-name="P6"><text:span text:style-name="T2">core-sw2.micemn.net</text:span></text:p>
          </draw:text-box>
        </draw:frame>
        <draw:connector draw:style-name="gr1" draw:text-style-name="P1" draw:layer="layout" draw:type="line" svg:x1="15.291cm" svg:y1="9.362cm" svg:x2="15.53cm" svg:y2="6.715cm" draw:start-shape="id12" draw:start-glue-point="4" draw:end-shape="id13" draw:end-glue-point="8" svg:d="M15291 9362l239-2647" svg:viewBox="0 0 240 2648">
          <text:p/>
        </draw:connector>
        <draw:custom-shape draw:style-name="gr12" draw:text-style-name="P6" xml:id="id13" draw:id="id13" draw:layer="layout" svg:width="0.635cm" svg:height="0.381cm" svg:x="15.212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7" draw:id="id7" draw:layer="layout" svg:width="5.913cm" svg:height="1.295cm" svg:x="14.075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w/ 2 SFP+ 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7" draw:layer="layout" svg:width="1.247cm" svg:height="0.607cm" svg:x="14.192cm" svg:y="7.887cm">
          <draw:text-box>
            <text:p text:style-name="P6"><text:span text:style-name="T3">Po15</text:span></text:p>
          </draw:text-box>
        </draw:frame>
        <draw:custom-shape draw:style-name="gr13" draw:text-style-name="P1" draw:layer="layout" svg:width="1.089cm" svg:height="0.381cm" svg:x="11.309cm" svg:y="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247cm" svg:height="0.607cm" svg:x="12.002cm" svg:y="5.942cm">
          <draw:text-box>
            <text:p text:style-name="P6"><text:span text:style-name="T3">Po22</text:span></text:p>
          </draw:text-box>
        </draw:frame>
        <draw:custom-shape draw:style-name="gr13" draw:text-style-name="P1" draw:layer="layout" svg:width="1.089cm" svg:height="0.381cm" svg:x="15.102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12" draw:id="id12" draw:layer="layout" svg:width="0.635cm" svg:height="0.381cm" svg:x="14.9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635cm" svg:height="0.381cm" svg:x="16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11" draw:id="id11" draw:layer="layout" svg:width="0.635cm" svg:height="0.381cm" svg:x="12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3" draw:id="id3" draw:layer="layout" svg:width="0.635cm" svg:height="0.381cm" svg:x="10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8" draw:id="id8" draw:layer="layout" svg:width="0.635cm" svg:height="0.381cm" svg:x="8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554cm" svg:y1="1.857cm" svg:x2="10.815cm" svg:y2="9.417cm" draw:start-shape="id2" draw:start-glue-point="9" draw:end-shape="id3" draw:end-glue-point="11" svg:d="M5554 1857l5261 7560" svg:viewBox="0 0 5262 7561">
          <text:p/>
        </draw:connector>
        <draw:custom-shape draw:style-name="gr27" draw:text-style-name="P5" draw:layer="layout" svg:width="1.103cm" svg:height="0.838cm" svg:x="4.934cm" svg:y="1.302cm">
          <text:p text:style-name="P4"><text:span text:style-name="T2">Zay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3.302cm" svg:height="0.838cm" svg:x="1.397cm" svg:y="1.302cm">
          <text:p text:style-name="P4"><text:span text:style-name="T2">Mankato Networks</text:span></text:p>
          <text:p text:style-name="P4"><text:span text:style-name="T2">Juniper EX3300-24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layout" svg:width="1.39cm" svg:height="0.838cm" svg:x="10.405cm" svg:y="1.302cm">
          <text:p text:style-name="P4"><text:span text:style-name="T2">CNS</text:span></text:p>
          <text:p text:style-name="P4"><text:span text:style-name="T2">Cis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089cm" svg:height="0.381cm" svg:x="16.418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7" draw:layer="layout" svg:width="1.262cm" svg:height="0.607cm" svg:x="14.378cm" svg:y="7.188cm">
          <draw:text-box>
            <text:p text:style-name="P6"><text:span text:style-name="T3">Po2</text:span></text:p>
          </draw:text-box>
        </draw:frame>
        <draw:frame draw:style-name="gr31" draw:text-style-name="P7" draw:layer="layout" svg:width="1.603cm" svg:height="0.963cm" svg:x="12.176cm" svg:y="7.359cm">
          <draw:text-box>
            <text:p text:style-name="P11"><text:span text:style-name="T3">E3/7/1</text:span><text:span text:style-name="T3"><text:line-break/></text:span><text:span text:style-name="T3">E3/21/1</text:span></text:p>
          </draw:text-box>
        </draw:frame>
        <draw:custom-shape draw:style-name="gr12" draw:text-style-name="P6" xml:id="id18" draw:id="id18" draw:layer="layout" svg:width="0.635cm" svg:height="0.381cm" svg:x="19.234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7" draw:layer="layout" svg:width="1.158cm" svg:height="0.611cm" svg:x="18.145cm" svg:y="5.572cm">
          <draw:text-box>
            <text:p text:style-name="P6"><text:span text:style-name="T3">E1/1</text:span></text:p>
          </draw:text-box>
        </draw:frame>
        <draw:connector draw:style-name="gr2" draw:text-style-name="P1" draw:layer="layout" draw:type="line" svg:x1="19.491cm" svg:y1="9.356cm" svg:x2="21.912cm" svg:y2="1.722cm" draw:start-shape="id14" draw:start-glue-point="4" draw:end-shape="id1" draw:end-glue-point="6" svg:d="M19491 9356l2421-7634" svg:viewBox="0 0 2422 7635">
          <text:p/>
        </draw:connector>
        <draw:custom-shape draw:style-name="gr12" draw:text-style-name="P6" xml:id="id1" draw:id="id1" draw:layer="layout" svg:width="0.635cm" svg:height="0.381cm" svg:x="21.9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247cm" svg:height="0.607cm" svg:x="20.392cm" svg:y="6.481cm">
          <draw:text-box>
            <text:p text:style-name="P6"><text:span text:style-name="T3">Po28</text:span></text:p>
          </draw:text-box>
        </draw:frame>
        <draw:custom-shape draw:style-name="gr13" draw:text-style-name="P1" draw:layer="layout" svg:width="1.089cm" svg:height="0.381cm" svg:x="20.002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14" draw:id="id14" draw:layer="layout" svg:width="0.635cm" svg:height="0.381cm" svg:x="19.173cm" svg:y="9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247cm" svg:height="0.607cm" svg:x="20.593cm" svg:y="5.682cm">
          <draw:text-box>
            <text:p text:style-name="P6"><text:span text:style-name="T3">ae0</text:span></text:p>
          </draw:text-box>
        </draw:frame>
        <draw:frame draw:style-name="gr21" draw:text-style-name="P7" draw:layer="layout" svg:width="1.836cm" svg:height="0.963cm" svg:x="19.789cm" svg:y="2.546cm">
          <draw:text-box>
            <text:p text:style-name="P6"><text:span text:style-name="T3">xe-0/0/30</text:span><text:span text:style-name="T3"><text:line-break/></text:span><text:span text:style-name="T3">xe-0/0/31</text:span></text:p>
          </draw:text-box>
        </draw:frame>
        <draw:custom-shape draw:style-name="gr12" draw:text-style-name="P6" xml:id="id15" draw:id="id15" draw:layer="layout" svg:width="0.635cm" svg:height="0.381cm" svg:x="24.441cm" svg:y="5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" draw:layer="layout" draw:type="line" svg:x1="24.534cm" svg:y1="5.248cm" svg:x2="22.547cm" svg:y2="1.722cm" draw:start-shape="id15" draw:start-glue-point="5" draw:end-shape="id1" draw:end-glue-point="10" svg:d="M24534 5248l-1987-3526" svg:viewBox="0 0 1988 3527">
          <text:p/>
        </draw:connector>
        <draw:custom-shape draw:style-name="gr34" draw:text-style-name="P5" draw:layer="layout" svg:width="4.064cm" svg:height="0.838cm" svg:x="22.663cm" svg:y="4.76cm">
          <text:p text:style-name="P4"><text:span text:style-name="T2">Compudyne Duluth</text:span><text:span text:style-name="T2"><text:line-break/></text:span><text:span text:style-name="T2">Juniper EX4550-32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7" draw:layer="layout" svg:width="1.836cm" svg:height="0.612cm" svg:x="23.389cm" svg:y="2.547cm">
          <draw:text-box>
            <text:p text:style-name="P6"><text:span text:style-name="T3">xe-0/0/29</text:span></text:p>
          </draw:text-box>
        </draw:frame>
        <draw:frame draw:style-name="gr14" draw:text-style-name="P7" draw:layer="layout" svg:width="1.658cm" svg:height="0.963cm" svg:x="18.436cm" svg:y="8.067cm">
          <draw:text-box>
            <text:p text:style-name="P6"><text:span text:style-name="T3">E4/34</text:span></text:p>
            <text:p text:style-name="P6"><text:span text:style-name="T3">E5/34</text:span></text:p>
          </draw:text-box>
        </draw:frame>
        <draw:frame draw:style-name="gr35" draw:text-style-name="P7" draw:layer="layout" svg:width="1.836cm" svg:height="0.612cm" svg:x="23.989cm" svg:y="4.147cm">
          <draw:text-box>
            <text:p text:style-name="P6"><text:span text:style-name="T3">xe-0/0/31</text:span></text:p>
          </draw:text-box>
        </draw:frame>
        <draw:custom-shape draw:style-name="gr34" draw:text-style-name="P5" draw:layer="layout" svg:width="4.064cm" svg:height="0.838cm" svg:x="20.197cm" svg:y="1.302cm">
          <text:p text:style-name="P4"><text:span text:style-name="T2">Compudyne 511</text:span></text:p>
          <text:p text:style-name="P4"><text:span text:style-name="T2">Juniper EX4550-32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xml:id="id16" draw:id="id16" draw:layer="layout" svg:width="0.635cm" svg:height="0.381cm" svg:x="16.364cm" svg:y="3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" draw:layer="layout" draw:type="line" svg:x1="16.906cm" svg:y1="3.993cm" svg:x2="16.679cm" svg:y2="6.389cm" draw:start-shape="id16" draw:start-glue-point="9" svg:d="M16906 3993l-227 2396" svg:viewBox="0 0 228 2397">
          <text:p/>
        </draw:connector>
        <draw:custom-shape draw:style-name="gr12" draw:text-style-name="P6" draw:layer="layout" svg:width="0.635cm" svg:height="0.381cm" svg:x="16.037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" draw:layer="layout" draw:type="line" svg:x1="16.682cm" svg:y1="4.048cm" svg:x2="16.455cm" svg:y2="6.334cm" draw:start-shape="id16" draw:start-glue-point="8" svg:d="M16682 4048l-227 2286" svg:viewBox="0 0 228 2287">
          <text:p/>
        </draw:connector>
        <draw:connector draw:style-name="gr36" draw:text-style-name="P1" draw:layer="layout" draw:type="line" svg:x1="16.457cm" svg:y1="3.993cm" svg:x2="16.23cm" svg:y2="6.389cm" draw:start-shape="id16" draw:start-glue-point="7" svg:d="M16457 3993l-227 2396" svg:viewBox="0 0 228 2397">
          <text:p/>
        </draw:connector>
        <draw:custom-shape draw:style-name="gr13" draw:text-style-name="P1" draw:layer="layout" svg:width="1.089cm" svg:height="0.381cm" svg:x="16.11cm" svg:y="5.33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7" draw:layer="layout" svg:width="1.069cm" svg:height="0.607cm" svg:x="16.904cm" svg:y="4.98cm">
          <draw:text-box>
            <text:p text:style-name="P6"><text:span text:style-name="T3">Po1</text:span></text:p>
          </draw:text-box>
        </draw:frame>
        <draw:frame draw:style-name="gr16" draw:text-style-name="P7" draw:layer="layout" svg:width="1.069cm" svg:height="0.607cm" svg:x="16.905cm" svg:y="5.581cm">
          <draw:text-box>
            <text:p text:style-name="P6"><text:span text:style-name="T3">Po1</text:span></text:p>
          </draw:text-box>
        </draw:frame>
        <draw:frame draw:style-name="gr37" draw:text-style-name="P7" draw:layer="layout" svg:width="1.336cm" svg:height="1.319cm" svg:x="14.901cm" svg:y="4.917cm">
          <draw:text-box>
            <text:p text:style-name="P6"><text:span text:style-name="T3">E30/1</text:span><text:span text:style-name="T3"><text:line-break/></text:span><text:span text:style-name="T3">E31/1</text:span><text:span text:style-name="T3"><text:line-break/></text:span><text:span text:style-name="T3">E32/1</text:span></text:p>
          </draw:text-box>
        </draw:frame>
        <draw:frame draw:style-name="gr37" draw:text-style-name="P7" draw:layer="layout" svg:width="1.336cm" svg:height="1.319cm" svg:x="16.999cm" svg:y="3.791cm">
          <draw:text-box>
            <text:p text:style-name="P6"><text:span text:style-name="T3">E49/1</text:span><text:span text:style-name="T3"><text:line-break/></text:span><text:span text:style-name="T3">E50/1</text:span><text:span text:style-name="T3"><text:line-break/></text:span><text:span text:style-name="T3">E51/1</text:span></text:p>
          </draw:text-box>
        </draw:frame>
        <draw:frame draw:style-name="gr38" draw:text-style-name="P7" draw:layer="layout" svg:width="3.302cm" svg:height="2.384cm" svg:x="1.254cm" svg:y="3.772cm">
          <draw:text-box>
            <text:p text:style-name="P6">Remote</text:p>
            <text:p text:style-name="P2">Switches:</text:p>
          </draw:text-box>
        </draw:frame>
        <draw:connector draw:style-name="gr39" draw:text-style-name="P1" draw:layer="layout" draw:type="line" svg:x1="2.202cm" svg:y1="19.95cm" svg:x2="3.726cm" svg:y2="19.95cm" svg:d="M2202 19950h1524" svg:viewBox="0 0 1525 1">
          <text:p/>
        </draw:connector>
        <draw:connector draw:style-name="gr40" draw:text-style-name="P1" draw:layer="layout" draw:type="line" svg:x1="2.202cm" svg:y1="20.304cm" svg:x2="3.726cm" svg:y2="20.304cm" svg:d="M2202 20304h1524" svg:viewBox="0 0 1525 1">
          <text:p/>
        </draw:connector>
        <draw:connector draw:style-name="gr41" draw:text-style-name="P1" draw:layer="layout" draw:type="line" svg:x1="2.202cm" svg:y1="19.604cm" svg:x2="3.726cm" svg:y2="19.604cm" svg:d="M2202 19604h1524" svg:viewBox="0 0 1525 1">
          <text:p/>
        </draw:connector>
        <draw:connector draw:style-name="gr11" draw:text-style-name="P1" draw:layer="layout" draw:type="line" svg:x1="2.202cm" svg:y1="19.264cm" svg:x2="3.726cm" svg:y2="19.264cm" svg:d="M2202 19264h1524" svg:viewBox="0 0 1525 1">
          <text:p/>
        </draw:connector>
        <draw:frame draw:style-name="gr42" draw:text-style-name="P3" draw:layer="layout" svg:width="2.153cm" svg:height="0.806cm" svg:x="1.446cm" svg:y="18.172cm">
          <draw:text-box>
            <text:p text:style-name="P2"><text:span text:style-name="T1">Legend</text:span></text:p>
          </draw:text-box>
        </draw:frame>
        <draw:frame draw:style-name="gr43" draw:text-style-name="P7" draw:layer="layout" svg:width="1.222cm" svg:height="0.607cm" svg:x="15.859cm" svg:y="12.176cm">
          <draw:text-box>
            <text:p text:style-name="P6"><text:span text:style-name="T3">Po11</text:span></text:p>
          </draw:text-box>
        </draw:frame>
        <draw:custom-shape draw:style-name="gr12" draw:text-style-name="P6" xml:id="id17" draw:id="id17" draw:layer="layout" svg:width="0.635cm" svg:height="0.381cm" svg:x="7.4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line" svg:x1="7.73cm" svg:y1="1.912cm" svg:x2="12.273cm" svg:y2="9.553cm" draw:start-shape="id17" draw:start-glue-point="8" draw:end-shape="id11" draw:end-glue-point="6" svg:d="M7730 1912l4543 7641" svg:viewBox="0 0 4544 7642">
          <text:p/>
        </draw:connector>
        <draw:custom-shape draw:style-name="gr44" draw:text-style-name="P5" draw:layer="layout" svg:width="3.937cm" svg:height="0.838cm" svg:x="6.28cm" svg:y="1.302cm">
          <text:p text:style-name="P4"><text:span text:style-name="T2">WiscNet</text:span><text:span text:style-name="T2"><text:line-break/></text:span><text:span text:style-name="T2">Juniper QFX10002-36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5" draw:layer="layout" svg:width="14.799cm" svg:height="1.295cm" svg:x="5.191cm" svg:y="8.905cm">
          <text:p text:style-name="P4"><text:span text:style-name="T4">Arista 7504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7" draw:layer="layout" svg:width="1.603cm" svg:height="0.607cm" svg:x="10.277cm" svg:y="8.36cm">
          <draw:text-box>
            <text:p text:style-name="P6"><text:span text:style-name="T3">E3/22/1</text:span></text:p>
          </draw:text-box>
        </draw:frame>
        <draw:custom-shape draw:style-name="gr13" draw:text-style-name="P1" draw:layer="layout" svg:width="1.089cm" svg:height="0.381cm" svg:x="9.553cm" svg:y="5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247cm" svg:height="0.607cm" svg:x="10.317cm" svg:y="5.891cm">
          <draw:text-box>
            <text:p text:style-name="P6"><text:span text:style-name="T3">Po37</text:span></text:p>
          </draw:text-box>
        </draw:frame>
        <draw:frame draw:style-name="gr47" draw:text-style-name="P7" draw:layer="layout" svg:width="1.425cm" svg:height="0.963cm" svg:x="11.16cm" svg:y="2.425cm">
          <draw:text-box>
            <text:p text:style-name="P6"><text:span text:style-name="T3">E1/49</text:span><text:span text:style-name="T3"><text:line-break/></text:span><text:span text:style-name="T3">E1/53</text:span></text:p>
          </draw:text-box>
        </draw:frame>
        <draw:frame draw:style-name="gr16" draw:text-style-name="P7" draw:layer="layout" svg:width="1.069cm" svg:height="0.607cm" svg:x="9.918cm" svg:y="5.192cm">
          <draw:text-box>
            <text:p text:style-name="P6"><text:span text:style-name="T3">ae5</text:span></text:p>
          </draw:text-box>
        </draw:frame>
        <draw:frame draw:style-name="gr48" draw:text-style-name="P7" draw:layer="layout" svg:width="1.764cm" svg:height="0.607cm" svg:x="8.078cm" svg:y="2.161cm">
          <draw:text-box>
            <text:p text:style-name="P6"><text:span text:style-name="T3">et-0/0/23</text:span></text:p>
          </draw:text-box>
        </draw:frame>
        <draw:frame draw:style-name="gr49" draw:text-style-name="P10" draw:layer="layout" svg:width="2.703cm" svg:height="0.963cm" svg:x="15.632cm" svg:y="8.058cm">
          <draw:text-box>
            <text:p text:style-name="P9"><text:span text:style-name="T3">E3/6/1,</text:span><text:span text:style-name="T3"><text:line-break/></text:span><text:span text:style-name="T3">E6/6/1, E6/13/1</text:span></text:p>
          </draw:text-box>
        </draw:frame>
        <draw:frame draw:style-name="gr50" draw:text-style-name="P3" draw:layer="layout" svg:width="2.437cm" svg:height="0.963cm" svg:x="15.786cm" svg:y="6.969cm">
          <draw:text-box>
            <text:p text:style-name="P2"><text:span text:style-name="T3">E29/</text:span><text:span text:style-name="T3">1, </text:span><text:span text:style-name="T3">E28/</text:span><text:span text:style-name="T3">1,</text:span><text:span text:style-name="T3"><text:line-break/></text:span><text:span text:style-name="T3">E27/</text:span><text:span text:style-name="T3">1 </text:span></text:p>
          </draw:text-box>
        </draw:frame>
        <draw:connector draw:style-name="gr11" draw:text-style-name="P1" draw:layer="layout" draw:type="line" svg:x1="19.552cm" svg:y1="1.912cm" svg:x2="18.082cm" svg:y2="6.334cm" draw:start-shape="id18" draw:start-glue-point="8" draw:end-shape="id19" draw:end-glue-point="4" svg:d="M19552 1912l-1470 4422" svg:viewBox="0 0 1471 4423">
          <text:p/>
        </draw:connector>
        <draw:custom-shape draw:style-name="gr51" draw:text-style-name="P5" draw:layer="layout" svg:width="3.505cm" svg:height="0.838cm" svg:x="16.44cm" svg:y="1.302cm">
          <text:p text:style-name="P4"><text:span text:style-name="T2">South Front Networ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xml:id="id19" draw:id="id19" draw:layer="layout" svg:width="0.635cm" svg:height="0.381cm" svg:x="17.764cm" svg:y="6.3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4.064cm" svg:height="0.838cm" svg:x="13.097cm" svg:y="3.505cm">
          <text:p text:style-name="P4"><text:span text:style-name="T2">Minnesota VoIP</text:span></text:p>
          <text:p text:style-name="P4"><text:span text:style-name="T2">Arista 70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5" draw:layer="layout" svg:width="4.064cm" svg:height="0.838cm" svg:x="14.497cm" svg:y="6.105cm">
          <text:p text:style-name="P4"><text:span text:style-name="T2">Minnesota VoIP</text:span></text:p>
          <text:p text:style-name="P4"><text:span text:style-name="T2">Arista 7060CX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0-14T10:17:46.094000000</meta:creation-date>
    <dc:date>2021-09-19T23:21:30.397048703</dc:date>
    <meta:editing-duration>PT5H40M8S</meta:editing-duration>
    <meta:editing-cycles>147</meta:editing-cycles>
    <meta:generator>LibreOffice/6.4.7.2$Linux_X86_64 LibreOffice_project/40$Build-2</meta:generator>
    <meta:document-statistic meta:object-count="105"/>
  </office:meta>
</office:document-meta>
</file>